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E400000510000005102843B8C2BDB45CDD.svg" manifest:media-type="image/svg+xml"/>
  <manifest:file-entry manifest:full-path="Pictures/100000010000003100000031897C949B9095D6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12cm" fo:min-width="3.3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  <style:paragraph-properties style:writing-mode="lr-tb"/>
    </style:style>
    <style:style style:name="gr5" style:family="graphic" style:parent-style-name="standard">
      <style:graphic-properties svg:stroke-width="0.1cm" svg:stroke-color="#333333" draw:marker-start-width="0.35cm" draw:marker-end-width="0.35cm" draw:fill="none" draw:textarea-horizontal-align="justify" draw:textarea-vertical-align="middle" draw:auto-grow-height="false" fo:min-height="2.742cm" fo:min-width="3.46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33333" draw:marker-start-width="0.35cm" draw:marker-end-width="0.35cm" draw:fill="none" draw:textarea-horizontal-align="justify" draw:textarea-vertical-align="middle" draw:auto-grow-height="false" fo:min-height="2.642cm" fo:min-width="3.369cm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style:text-properties fo:color="#1d7910" loext:opacity="100%" fo:font-size="32pt"/>
    </style:style>
    <style:style style:name="P5" style:family="paragraph">
      <loext:graphic-properties draw:fill="none" draw:fill-color="#ffffff"/>
      <style:text-properties fo:color="#1d7910" loext:opacity="100%" loext:color-lum-mod="100%" loext:color-lum-off="0%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1d7910" loext:opacity="100%"/>
    </style:style>
    <style:style style:name="T2" style:family="text">
      <style:text-properties fo:color="#f1955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5.004cm" svg:height="5.004cm" svg:x="0.92cm" svg:y="1.581cm">
          <draw:image xlink:href="Pictures/100001E400000510000005102843B8C2BDB45CDD.svg" xlink:type="simple" xlink:show="embed" xlink:actuate="onLoad" draw:mime-type="image/svg+xml">
            <text:p/>
          </draw:image>
          <draw:image xlink:href="Pictures/100000010000003100000031897C949B9095D65F.png" xlink:type="simple" xlink:show="embed" xlink:actuate="onLoad" draw:mime-type="image/png"/>
        </draw:frame>
        <draw:frame draw:style-name="gr1" draw:text-style-name="P1" draw:layer="layout" svg:width="5.004cm" svg:height="5.004cm" svg:x="21.194cm" svg:y="1.555cm">
          <draw:image xlink:href="Pictures/100001E400000510000005102843B8C2BDB45CDD.svg" xlink:type="simple" xlink:show="embed" xlink:actuate="onLoad" draw:mime-type="image/svg+xml">
            <text:p/>
          </draw:image>
          <draw:image xlink:href="Pictures/100000010000003100000031897C949B9095D65F.png" xlink:type="simple" xlink:show="embed" xlink:actuate="onLoad" draw:mime-type="image/png"/>
        </draw:frame>
        <draw:frame draw:style-name="gr1" draw:text-style-name="P1" draw:layer="layout" svg:width="5.004cm" svg:height="5.004cm" svg:x="11.131cm" svg:y="1.669cm">
          <draw:image xlink:href="Pictures/100001E400000510000005102843B8C2BDB45CDD.svg" xlink:type="simple" xlink:show="embed" xlink:actuate="onLoad" draw:mime-type="image/svg+xml">
            <text:p/>
          </draw:image>
          <draw:image xlink:href="Pictures/100000010000003100000031897C949B9095D65F.png" xlink:type="simple" xlink:show="embed" xlink:actuate="onLoad" draw:mime-type="image/png"/>
        </draw:frame>
        <draw:custom-shape draw:style-name="gr2" draw:text-style-name="P1" draw:layer="layout" svg:width="4.429cm" svg:height="1.122cm" svg:x="6.414cm" svg:y="2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429cm" svg:height="1.122cm" svg:x="16.967cm" svg:y="2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4.257cm" svg:height="1.508cm" svg:x="1.897cm" svg:y="0.373cm">
          <draw:text-box>
            <text:p text:style-name="P2">ver 1</text:p>
          </draw:text-box>
        </draw:frame>
        <draw:frame draw:style-name="gr4" draw:text-style-name="P3" draw:layer="layout" svg:width="4.257cm" svg:height="2.765cm" svg:x="11.878cm" svg:y="6.356cm">
          <draw:text-box>
            <text:p text:style-name="P2">hoge<text:line-break/>fuga</text:p>
          </draw:text-box>
        </draw:frame>
        <draw:frame draw:style-name="gr4" draw:text-style-name="P3" draw:layer="layout" svg:width="4.257cm" svg:height="2.765cm" svg:x="21.941cm" svg:y="6.329cm">
          <draw:text-box>
            <text:p text:style-name="P2">hello<text:line-break/>fuga</text:p>
          </draw:text-box>
        </draw:frame>
        <draw:frame draw:style-name="gr4" draw:text-style-name="P5" draw:layer="layout" svg:width="5.062cm" svg:height="2.765cm" svg:x="6.414cm" svg:y="2.962cm">
          <draw:text-box>
            <text:p text:style-name="P4"><text:span text:style-name="T1">+ fuga</text:span></text:p>
          </draw:text-box>
        </draw:frame>
        <draw:frame draw:style-name="gr4" draw:text-style-name="P5" draw:layer="layout" svg:width="5.062cm" svg:height="2.765cm" svg:x="16.707cm" svg:y="3.622cm">
          <draw:text-box>
            <text:p text:style-name="P4"><text:span text:style-name="T1">+ hello</text:span></text:p>
            <text:p text:style-name="P4"><text:span text:style-name="T2">- <text:s/>hoge</text:span></text:p>
          </draw:text-box>
        </draw:frame>
        <draw:frame draw:style-name="gr4" draw:text-style-name="P3" draw:layer="layout" svg:width="4.257cm" svg:height="2.765cm" svg:x="1.841cm" svg:y="6.586cm">
          <draw:text-box>
            <text:p text:style-name="P2">hoge</text:p>
          </draw:text-box>
        </draw:frame>
        <draw:frame draw:style-name="gr3" draw:text-style-name="P3" draw:layer="layout" svg:width="4.257cm" svg:height="1.508cm" svg:x="12.051cm" svg:y="0.459cm">
          <draw:text-box>
            <text:p text:style-name="P2">ver 2</text:p>
          </draw:text-box>
        </draw:frame>
        <draw:frame draw:style-name="gr3" draw:text-style-name="P3" draw:layer="layout" svg:width="4.257cm" svg:height="1.508cm" svg:x="22.116cm" svg:y="0.431cm">
          <draw:text-box>
            <text:p text:style-name="P2">ver 3</text:p>
          </draw:text-box>
        </draw:frame>
        <draw:custom-shape draw:style-name="gr5" draw:text-style-name="P6" draw:layer="layout" svg:width="3.969cm" svg:height="2.992cm" svg:x="1.582cm" svg:y="6.5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969cm" svg:height="2.992cm" svg:x="11.878cm" svg:y="6.5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257cm" svg:height="2.765cm" svg:x="1.842cm" svg:y="6.587cm">
          <draw:text-box>
            <text:p text:style-name="P2">hoge</text:p>
          </draw:text-box>
        </draw:frame>
        <draw:custom-shape draw:style-name="gr6" draw:text-style-name="P6" draw:layer="layout" svg:width="3.969cm" svg:height="2.992cm" svg:x="21.941cm" svg:y="6.5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5T03:50:08.941000000</meta:creation-date>
    <dc:date>2023-04-05T04:08:19.353000000</dc:date>
    <meta:editing-duration>PT18M9S</meta:editing-duration>
    <meta:editing-cycles>2</meta:editing-cycles>
    <meta:generator>LibreOffice/7.4.2.3$Windows_X86_64 LibreOffice_project/382eef1f22670f7f4118c8c2dd222ec7ad009daf</meta:generator>
    <meta:document-statistic meta:object-count="40"/>
  </office:meta>
</office:document-meta>
</file>